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9.45pt"/>
    </style:style>
    <style:style style:name="co2" style:family="table-column">
      <style:table-column-properties fo:break-before="auto" style:column-width="191.4pt"/>
    </style:style>
    <style:style style:name="co3" style:family="table-column">
      <style:table-column-properties fo:break-before="auto" style:column-width="277.0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4"/>
        <table:table-column table:style-name="co3" table:default-cell-style-name="ce14"/>
        <table:table-row table:style-name="ro1">
          <table:table-cell table:style-name="ce11" office:value-type="string" calcext:value-type="string" table:number-columns-spanned="3" table:number-rows-spanned="1">
            <text:p>SDC Arduino Mega Pins Table</text:p>
          </table:table-cell>
          <table:covered-table-cell table:number-columns-repeated="2" table:style-name="Default"/>
        </table:table-row>
        <table:table-row table:style-name="ro1">
          <table:table-cell table:style-name="ce12" office:value-type="string" calcext:value-type="string">
            <text:p>Pin</text:p>
          </table:table-cell>
          <table:table-cell table:style-name="ce12" office:value-type="string" calcext:value-type="string">
            <text:p>Usage</text:p>
          </table:table-cell>
          <table:table-cell table:style-name="ce12" office:value-type="string" calcext:value-type="string">
            <text:p>Descripti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DA – I2C Data Pin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CL – I2C Clock Pin</text:p>
          </table:table-cell>
          <table:table-cell/>
        </table:table-row>
        <table:table-row table:style-name="ro1">
          <table:table-cell office:value-type="string" calcext:value-type="string">
            <text:p>A0</text:p>
          </table:table-cell>
          <table:table-cell office:value-type="string" calcext:value-type="string">
            <text:p>Voltage Monitor 5V</text:p>
          </table:table-cell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Voltage Monitor DC Motor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Voltage Monitor Steppers</text:p>
          </table:table-cell>
          <table:table-cell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Voltage Monitor Battery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C Motor 1 Speed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C Motor 1 Direct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C Motor 2 Speed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C Motor 2 Direction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C Motor 3 Speed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C Motor 3 Directio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C Motor 4 Speed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C Motor 4 Direction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epper Motor 1 Directi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epper Motor 1 Step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epper Motor 2 Directi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epper Motor 2 Steps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epper Motor 1 Endstop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tepper Motor 2 Endstop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epper Motor 1 Enable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tepper Motor 2 Enabl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WM Shell Motor 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rection Shell Motor 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ndstop Retracted Shell 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ndstop Extended Shell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WM Door Motor 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irection Door Motor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ndstop Raised Door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ndstop Lowered Door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iezo Speaker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ront Distance Sensor Trigger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ront Distance Sensor Echo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Rear Distance Sensor Trigger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ar Distance Sensor Echo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eft Distance Sensor Trigger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eft Distance Sensor Echo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ight Distance Sensor Trigger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ight Distance Sensor Echo</text:p>
          </table:table-cell>
          <table:table-cell/>
        </table:table-row>
        <table:table-row table:style-name="ro1" table:number-rows-repeated="34">
          <table:table-cell table:style-name="ce14"/>
          <table:table-cell table:number-columns-repeated="2"/>
        </table:table-row>
        <table:table-row table:style-name="ro1">
          <table:table-cell table:style-name="ce15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 style:data-style-name="N2" text:time-value="15:57:54.778696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4:45:08.930813154</meta:creation-date>
    <dc:date>2019-01-23T16:01:13.918189490</dc:date>
    <meta:editing-duration>PT12M9S</meta:editing-duration>
    <meta:editing-cycles>3</meta:editing-cycles>
    <meta:generator>LibreOffice/6.0.7.3$Linux_X86_64 LibreOffice_project/00m0$Build-3</meta:generator>
    <meta:document-statistic meta:table-count="1" meta:cell-count="82" meta:object-count="0"/>
  </office:meta>
</office:document-meta>
</file>